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Таблица1" style:family="table" style:master-page-name="">
      <style:table-properties style:width="25.7cm" style:page-number="auto" table:align="margins" style:shadow="none" style:may-break-between-rows="true" table:border-model="collapsing"/>
    </style:style>
    <style:style style:name="Таблица1.A" style:family="table-column">
      <style:table-column-properties style:column-width="1.191cm" style:rel-column-width="675*"/>
    </style:style>
    <style:style style:name="Таблица1.B" style:family="table-column">
      <style:table-column-properties style:column-width="2.868cm" style:rel-column-width="1626*"/>
    </style:style>
    <style:style style:name="Таблица1.C" style:family="table-column">
      <style:table-column-properties style:column-width="2.242cm" style:rel-column-width="1271*"/>
    </style:style>
    <style:style style:name="Таблица1.D" style:family="table-column">
      <style:table-column-properties style:column-width="6.907cm" style:rel-column-width="3916*"/>
    </style:style>
    <style:style style:name="Таблица1.E" style:family="table-column">
      <style:table-column-properties style:column-width="8.818cm" style:rel-column-width="4999*"/>
    </style:style>
    <style:style style:name="Таблица1.F" style:family="table-column">
      <style:table-column-properties style:column-width="3.674cm" style:rel-column-width="2083*"/>
    </style:style>
    <style:style style:name="Таблица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F1" style:family="table-cell">
      <style:table-cell-properties style:vertical-align="middle" fo:background-color="transparent" fo:padding="0.097cm" fo:border="0.5pt solid #000000" style:writing-mode="page">
        <style:background-image/>
      </style:table-cell-properties>
    </style:style>
    <style:style style:name="Таблица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row">
      <style:table-row-properties fo:keep-together="auto"/>
    </style:style>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ab43" officeooo:paragraph-rsid="004f3b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ecb8" officeooo:paragraph-rsid="004aecb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ecb8" officeooo:paragraph-rsid="00572ed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list-style-name="L10">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ecb8" officeooo:paragraph-rsid="004aecb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ecb8" officeooo:paragraph-rsid="004aecb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ecb8" officeooo:paragraph-rsid="00572ed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ecb8" officeooo:paragraph-rsid="0058866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3b9c" officeooo:paragraph-rsid="004f3b9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5da6" officeooo:paragraph-rsid="00525da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5da6" officeooo:paragraph-rsid="00525da6"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d228" officeooo:paragraph-rsid="0053d22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d228" officeooo:paragraph-rsid="0053d22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e1ab" officeooo:paragraph-rsid="0056e1a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list-style-name="L9">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2ed4" officeooo:paragraph-rsid="00572ed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94f64" officeooo:paragraph-rsid="00394f64" fo:background-color="transparent"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f3b9c" officeooo:paragraph-rsid="004f3b9c"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officeooo:paragraph-rsid="004f3b9c"/>
    </style:style>
    <style:style style:name="P20" style:family="paragraph" style:parent-style-name="Table_20_Contents">
      <style:paragraph-properties fo:text-align="center" style:justify-single-word="false"/>
      <style:text-properties officeooo:paragraph-rsid="00508b3d"/>
    </style:style>
    <style:style style:name="T1" style:family="text">
      <style:text-properties officeooo:rsid="001ecd26"/>
    </style:style>
    <style:style style:name="T2" style:family="text">
      <style:text-properties officeooo:rsid="00394f64"/>
    </style:style>
    <style:style style:name="T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f3b9c"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508b3d"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officeooo:rsid="004df6b9"/>
    </style:style>
    <style:style style:name="T6" style:family="text">
      <style:text-properties style:font-name="Liberation Sans" fo:font-size="16.1000003814697pt" fo:font-weight="bold" officeooo:rsid="004df6b9" style:font-name-asian="Noto Sans CJK SC" style:font-size-asian="16.1000003814697pt" style:font-weight-asian="bold" style:font-name-complex="Noto Sans Devanagari" style:font-size-complex="16.1000003814697pt" style:font-weight-complex="bold"/>
    </style:style>
    <style:style style:name="T7" style:family="text">
      <style:text-properties officeooo:rsid="004f3b9c"/>
    </style:style>
    <style:style style:name="T8" style:family="text">
      <style:text-properties officeooo:rsid="00572e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Лабораторная работа <text:span text:style-name="T2">1</text:span></text:h>
      <text:h text:style-name="Heading_20_2" text:outline-level="2">Задание 1.<text:span text:style-name="T5">3</text:span><text:span text:style-name="T2">: Проведение сравнительного анализа </text:span><text:span text:style-name="T6">свободного</text:span><text:span text:style-name="T2"> программного обеспечения по теме «Системы </text:span>компьютерной математики»</text:h>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header-rows>
          <table:table-row>
            <table:table-cell table:style-name="Таблица1.A1" office:value-type="string">
              <text:p text:style-name="P17">№</text:p>
            </table:table-cell>
            <table:table-cell table:style-name="Таблица1.A1" office:value-type="string">
              <text:p text:style-name="P17">Название</text:p>
            </table:table-cell>
            <table:table-cell table:style-name="Таблица1.A1" office:value-type="string">
              <text:p text:style-name="P17">Оф. сайт</text:p>
            </table:table-cell>
            <table:table-cell table:style-name="Таблица1.A1" office:value-type="string">
              <text:p text:style-name="P17">Системные требования</text:p>
            </table:table-cell>
            <table:table-cell table:style-name="Таблица1.A1" office:value-type="string">
              <text:p text:style-name="P17">Возможности</text:p>
            </table:table-cell>
            <table:table-cell table:style-name="Таблица1.F1" office:value-type="string">
              <text:p text:style-name="P17">Годы жизненного цикла</text:p>
            </table:table-cell>
          </table:table-row>
        </table:table-header-rows>
        <table:table-row>
          <table:table-cell table:style-name="Таблица1.A2" office:value-type="string">
            <text:p text:style-name="P10">1</text:p>
          </table:table-cell>
          <table:table-cell table:style-name="Таблица1.A2" office:value-type="string">
            <text:p text:style-name="P18">Maxima</text:p>
          </table:table-cell>
          <table:table-cell table:style-name="Таблица1.A2" office:value-type="string">
            <text:p text:style-name="P3"><text:a xlink:type="simple" xlink:href="http://maxima.sourceforge.net/" text:style-name="Internet_20_link" text:visited-style-name="Visited_20_Internet_20_Link"><text:span text:style-name="T7">Ссылка</text:span></text:a></text:p>
          </table:table-cell>
          <table:table-cell table:style-name="Таблица1.A2" office:value-type="string">
            <text:p text:style-name="P11">Четких требований нет, однако поддерживаются все распространенные ОС:</text:p>
            <text:list xml:id="list1639399631" text:style-name="L6">
              <text:list-item>
                <text:p text:style-name="P12">GNU/Linux</text:p>
              </text:list-item>
              <text:list-item>
                <text:p text:style-name="P12">Mac</text:p>
              </text:list-item>
              <text:list-item>
                <text:p text:style-name="P12">Android</text:p>
              </text:list-item>
              <text:list-item>
                <text:p text:style-name="P12">Windows</text:p>
              </text:list-item>
            </text:list>
          </table:table-cell>
          <table:table-cell table:style-name="Таблица1.A2" office:value-type="string">
            <text:p text:style-name="P9"><text:span text:style-name="T8">Разнообразные математические и инженерные вычисления.</text:span></text:p>
            <text:p text:style-name="P9"/>
            <text:list xml:id="list132648804052128" text:continue-numbering="true" text:style-name="L6">
              <text:list-item>
                <text:p text:style-name="P8">Специализируется на символических операциях, но также предлагает и численные возможности.</text:p>
              </text:list-item>
              <text:list-item>
                <text:p text:style-name="P8">Возможен программный доступ и расширение, так как из него можно вызвать базовый Lisp.</text:p>
              </text:list-item>
              <text:list-item>
                <text:p text:style-name="P8">Полный язык программирования с синтаксисом, похожим на ALGOL, но с семантикой, похожей на Lisp.</text:p>
              </text:list-item>
              <text:list-item>
                <text:p text:style-name="P8">Целые числа произвольной точности.</text:p>
              </text:list-item>
              <text:list-item>
                <text:p text:style-name="P8">Рациональные числа размеров, ограниченных только памятью машины.</text:p>
              </text:list-item>
              <text:list-item>
                <text:p text:style-name="P8">Произвольно большие числа с плавающей точкой ("bfloats").</text:p>
                <text:p text:style-name="P8"/>
              </text:list-item>
            </text:list>
          </table:table-cell>
          <table:table-cell table:style-name="Таблица1.F2" office:value-type="string">
            <text:p text:style-name="P10">1982 - Н.В.</text:p>
          </table:table-cell>
        </table:table-row>
        <text:soft-page-break/>
        <table:table-row>
          <table:table-cell table:style-name="Таблица1.A2" office:value-type="string">
            <text:p text:style-name="P10">2</text:p>
          </table:table-cell>
          <table:table-cell table:style-name="Таблица1.A2" office:value-type="string">
            <text:p text:style-name="P18">GNU Octave</text:p>
          </table:table-cell>
          <table:table-cell table:style-name="Таблица1.A2" office:value-type="string">
            <text:p text:style-name="P3"><text:a xlink:type="simple" xlink:href="https://www.gnu.org/software/octave/" text:style-name="Internet_20_link" text:visited-style-name="Visited_20_Internet_20_Link"><text:span text:style-name="T7">Ссылка</text:span></text:a></text:p>
          </table:table-cell>
          <table:table-cell table:style-name="Таблица1.A2" office:value-type="string">
            <text:p text:style-name="P11">Четких требований нет, однако поддерживаются все распространенные ОС:</text:p>
            <text:list xml:id="list132650240989691" text:continue-numbering="true" text:style-name="L6">
              <text:list-item>
                <text:p text:style-name="P12">GNU/Linux</text:p>
              </text:list-item>
              <text:list-item>
                <text:p text:style-name="P12">BSD семейство</text:p>
              </text:list-item>
              <text:list-item>
                <text:p text:style-name="P12">Mac</text:p>
              </text:list-item>
              <text:list-item>
                <text:p text:style-name="P12">Windows</text:p>
              </text:list-item>
            </text:list>
          </table:table-cell>
          <table:table-cell table:style-name="Таблица1.A2" office:value-type="string">
            <text:p text:style-name="P4">GNU Octave - это интерпретируемый язык высокого уровня, предназначенный в первую очередь для численных вычислений. Он предоставляет возможности для численного решения линейных и нелинейных задач, а также для проведения других численных экспериментов. Он также предоставляет широкие графические возможности для визуализации данных и манипуляций с ними. GNU Octave обычно используется через интерактивный интерфейс (CLI или GUI), но он также может быть использован для написания неинтерактивных программ. Язык GNU Octave довольно похож на Matlab, так что большинство программ легко переносятся.</text:p>
          </table:table-cell>
          <table:table-cell table:style-name="Таблица1.F2" office:value-type="string">
            <text:p text:style-name="P10">1988 - Н.В.</text:p>
          </table:table-cell>
        </table:table-row>
        <table:table-row table:style-name="Таблица1.4">
          <table:table-cell table:style-name="Таблица1.A2" office:value-type="string">
            <text:p text:style-name="P10">3</text:p>
          </table:table-cell>
          <table:table-cell table:style-name="Таблица1.A2" office:value-type="string">
            <text:p text:style-name="P18">SAGE</text:p>
          </table:table-cell>
          <table:table-cell table:style-name="Таблица1.A2" office:value-type="string">
            <text:p text:style-name="P3"><text:a xlink:type="simple" xlink:href="https://www.sagemath.org/" text:style-name="Internet_20_link" text:visited-style-name="Visited_20_Internet_20_Link"><text:span text:style-name="T7">Ссылка</text:span></text:a></text:p>
          </table:table-cell>
          <table:table-cell table:style-name="Таблица1.A2" office:value-type="string">
            <text:list xml:id="list580900515" text:style-name="L7">
              <text:list-item>
                <text:p text:style-name="P13">2ГБ ОЗУ</text:p>
              </text:list-item>
              <text:list-item>
                <text:p text:style-name="P13">6ГБ на диске</text:p>
              </text:list-item>
              <text:list-item>
                <text:p text:style-name="P13">Ряд свободных зависимостей</text:p>
              </text:list-item>
            </text:list>
          </table:table-cell>
          <table:table-cell table:style-name="Таблица1.A2" office:value-type="string">
            <text:p text:style-name="P5"><text:span text:style-name="T8">Разнообразные математические и инженерные вычисления, работа с данными, визуализация.</text:span></text:p>
            <text:list xml:id="list1301961395" text:style-name="L9">
              <text:list-item>
                <text:p text:style-name="P16">Алгебра </text:p>
              </text:list-item>
              <text:list-item>
                <text:p text:style-name="P16">Алгебраическая геометрия</text:p>
              </text:list-item>
              <text:list-item>
                <text:p text:style-name="P16">Арифметика произвольной точности </text:p>
              </text:list-item>
              <text:list-item>
                <text:p text:style-name="P16">Арифметическая геометрия</text:p>
              </text:list-item>
              <text:list-item>
                <text:p text:style-name="P16">Матанализ</text:p>
              </text:list-item>
              <text:list-item>
                <text:p text:style-name="P16">Комбинаторика</text:p>
              </text:list-item>
              <text:list-item>
                <text:p text:style-name="P16">Линейная алгебра</text:p>
              </text:list-item>
              <text:list-item>
                <text:p text:style-name="P16">Теория графов</text:p>
              </text:list-item>
              <text:list-item>
                <text:p text:style-name="P16"><text:soft-page-break/>Теория групп</text:p>
              </text:list-item>
              <text:list-item>
                <text:p text:style-name="P16">Численные расчёты</text:p>
              </text:list-item>
              <text:list-item>
                <text:p text:style-name="P16">Базы данных</text:p>
              </text:list-item>
              <text:list-item>
                <text:p text:style-name="P16">Графика</text:p>
                <text:p text:style-name="P16"/>
              </text:list-item>
            </text:list>
          </table:table-cell>
          <table:table-cell table:style-name="Таблица1.F2" office:value-type="string">
            <text:p text:style-name="P19"><text:span text:style-name="T3">2005 - Н.В.</text:span></text:p>
          </table:table-cell>
        </table:table-row>
        <table:table-row table:style-name="Таблица1.4">
          <table:table-cell table:style-name="Таблица1.A2" office:value-type="string">
            <text:p text:style-name="P10">4</text:p>
          </table:table-cell>
          <table:table-cell table:style-name="Таблица1.A2" office:value-type="string">
            <text:p text:style-name="P18">Freemat</text:p>
          </table:table-cell>
          <table:table-cell table:style-name="Таблица1.A2" office:value-type="string">
            <text:p text:style-name="P3"><text:a xlink:type="simple" xlink:href="http://freemat.sourceforge.net/" text:style-name="Internet_20_link" text:visited-style-name="Visited_20_Internet_20_Link"><text:span text:style-name="T7">Ссылка</text:span></text:a></text:p>
          </table:table-cell>
          <table:table-cell table:style-name="Таблица1.A2" office:value-type="string">
            <text:p text:style-name="P15">В настоящее время поддерживаются платформы Windows, Linux и Mac OS X. Также могут работать другие UNIX-окружения (такие как IRIX/SOLARIS). FreeMat, по сути, требует для сборки GNU gcc/g++ и LLVM/CLANG. Для сборки Win32 требуется MINGW32. В настоящее время доступен родной порт для Mac OS X.</text:p>
          </table:table-cell>
          <table:table-cell table:style-name="Таблица1.A2" office:value-type="string">
            <text:list xml:id="list2873353514" text:style-name="L10">
              <text:list-header>
                <text:p text:style-name="P6"/>
              </text:list-header>
              <text:list-item>
                <text:p text:style-name="P6">Манипулирование N-мерным массивом (по умолчанию N ограничено 6)</text:p>
              </text:list-item>
              <text:list-item>
                <text:p text:style-name="P6">Поддержка 8,16 и 32-битных целочисленных типов (знаковых и беззнаковых), 32 и 64-битных типов с плавающей точкой и 64 и 128-битных комплексных типов.</text:p>
              </text:list-item>
              <text:list-item>
                <text:p text:style-name="P6">Встроенная арифметика для работы со всеми поддерживаемыми типами данных.</text:p>
              </text:list-item>
              <text:list-item>
                <text:p text:style-name="P6">Поддержка решения линейных систем уравнений через операторы деления.</text:p>
              </text:list-item>
              <text:list-item>
                <text:p text:style-name="P6">Собственное разложение значений и сингулярные разложения значений.</text:p>
              </text:list-item>
              <text:list-item>
                <text:p text:style-name="P6">Полная поддержка структуры управления (в том числе, на время, во время перерыва, продолжения и т.д.).</text:p>
              </text:list-item>
              <text:list-item>
                <text:p text:style-name="P6">2D черчение и отображение изображения</text:p>
              </text:list-item>
              <text:list-item>
                <text:p text:style-name="P6"><text:soft-page-break/>Полная поддержка гетерогенных типов массивов</text:p>
              </text:list-item>
              <text:list-item>
                <text:p text:style-name="P6">Полная поддержка динамических массивов структур</text:p>
              </text:list-item>
              <text:list-item>
                <text:p text:style-name="P6">Поддержка БПФ на основе сплит-радикса</text:p>
              </text:list-item>
              <text:list-item>
                <text:p text:style-name="P6">Поддержка Pass-by-reference (функция IDL)</text:p>
              </text:list-item>
              <text:list-item>
                <text:p text:style-name="P6">Поддержка ключевых слов (функция IDL)</text:p>
              </text:list-item>
              <text:list-item>
                <text:p text:style-name="P6">Безкодовый интерфейс к внешнему <text:s/>C/C++/FORTRAN</text:p>
              </text:list-item>
              <text:list-item>
                <text:p text:style-name="P6">Нативная поддержка Windows</text:p>
              </text:list-item>
              <text:list-item>
                <text:p text:style-name="P6">Внутренняя разреженная матричная поддержка</text:p>
              </text:list-item>
              <text:list-item>
                <text:p text:style-name="P6">Нативная поддержка Mac OS X (сервер X11 не требуется).</text:p>
              </text:list-item>
              <text:list-item>
                <text:p text:style-name="P6">Функциональные указатели (eval и feval полностью поддерживаются).</text:p>
              </text:list-item>
              <text:list-item>
                <text:p text:style-name="P6">Классы, перегрузка оператора</text:p>
              </text:list-item>
              <text:list-item>
                <text:p text:style-name="P6">3D-планирование и визуализация через OpenGL</text:p>
              </text:list-item>
              <text:list-item>
                <text:p text:style-name="P6">Ручная графика</text:p>
              </text:list-item>
              <text:list-item>
                <text:p text:style-name="P6">Возможность объемного 3D рендеринга (через VTK)</text:p>
              </text:list-item>
            </text:list>
          </table:table-cell>
          <table:table-cell table:style-name="Таблица1.F2" office:value-type="string">
            <text:p text:style-name="P10">2009(?) - 2013</text:p>
          </table:table-cell>
        </table:table-row>
        <text:soft-page-break/>
        <table:table-row table:style-name="Таблица1.4">
          <table:table-cell table:style-name="Таблица1.A2" office:value-type="string">
            <text:p text:style-name="P10">5</text:p>
          </table:table-cell>
          <table:table-cell table:style-name="Таблица1.A2" office:value-type="string">
            <text:p text:style-name="P18">SciLab</text:p>
          </table:table-cell>
          <table:table-cell table:style-name="Таблица1.A2" office:value-type="string">
            <text:p text:style-name="P3"><text:a xlink:type="simple" xlink:href="http://www.scilab.org/" text:style-name="Internet_20_link" text:visited-style-name="Visited_20_Internet_20_Link"><text:span text:style-name="T7">Ссылка</text:span></text:a></text:p>
          </table:table-cell>
          <table:table-cell table:style-name="Таблица1.A2" office:value-type="string">
            <text:list xml:id="list128431250" text:style-name="L8">
              <text:list-item>
                <text:p text:style-name="P14">2ГБ ОЗУ</text:p>
              </text:list-item>
              <text:list-item>
                <text:p text:style-name="P14">600mb на диске</text:p>
              </text:list-item>
              <text:list-item>
                <text:p text:style-name="P14">Процессор уровня Pentium 4 или новее</text:p>
              </text:list-item>
              <text:list-item>
                <text:p text:style-name="P14">ОС Windows, Linux, MacOS</text:p>
              </text:list-item>
            </text:list>
          </table:table-cell>
          <table:table-cell table:style-name="Таблица1.A2" office:value-type="string">
            <text:list xml:id="list132650187061966" text:continue-numbering="true" text:style-name="L8">
              <text:list-item>
                <text:p text:style-name="P7">Численный анализ</text:p>
              </text:list-item>
              <text:list-item>
                <text:p text:style-name="P7">Визуализация данных</text:p>
              </text:list-item>
              <text:list-item>
                <text:p text:style-name="P7">Разработка алгоритмов</text:p>
              </text:list-item>
              <text:list-item>
                <text:p text:style-name="P7">Развертывание приложений</text:p>
              </text:list-item>
            </text:list>
          </table:table-cell>
          <table:table-cell table:style-name="Таблица1.F2" office:value-type="string">
            <text:p text:style-name="P20"><text:span text:style-name="T4">1990</text:span><text:span text:style-name="T3"> - Н.В.</text:span></text:p>
          </table:table-cell>
        </table:table-row>
      </table:table>
      <text:p text:style-name="Text_20_body"/>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Footer">
      <style:paragraph-properties fo:text-align="center" style:justify-single-word="false"/>
    </style:style>
    <style:style style:name="MT1" style:family="text">
      <style:text-properties officeooo:rsid="001ecd26"/>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Величко Арсений Александрович</text:p>
        <text:p text:style-name="MP1">ИВТ 1 курс, 10 поток, 2 группа, <text:span text:style-name="MT1">3 подгруппа</text:span></text:p>
        <text:p text:style-name="MP1">Предмет: Основы компьютерной алгебры</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0-09-25T13:26:48.629279711</dc:date>
    <meta:editing-duration>PT4H30M54S</meta:editing-duration>
    <meta:editing-cycles>41</meta:editing-cycles>
    <meta:generator>LibreOffice/7.0.1.2$Linux_X86_64 LibreOffice_project/7cbcfc562f6eb6708b5ff7d7397325de9e764452</meta:generator>
    <meta:document-statistic meta:table-count="1" meta:image-count="0" meta:object-count="0" meta:page-count="5" meta:paragraph-count="99" meta:word-count="545" meta:character-count="3670" meta:non-whitespace-character-count="3279"/>
  </office:meta>
</office:document-meta>
</file>